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1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1baa5b1" officeooo:paragraph-rsid="01baa5b1"/>
    </style:style>
    <style:style style:name="P2" style:family="paragraph" style:parent-style-name="Standard">
      <style:text-properties officeooo:paragraph-rsid="0185bea6"/>
    </style:style>
    <style:style style:name="P3" style:family="paragraph" style:parent-style-name="Standard">
      <style:text-properties officeooo:paragraph-rsid="01aae182"/>
    </style:style>
    <style:style style:name="P4" style:family="paragraph" style:parent-style-name="Standard">
      <style:text-properties officeooo:paragraph-rsid="01c62e41"/>
    </style:style>
    <style:style style:name="P5" style:family="paragraph" style:parent-style-name="Standard">
      <style:text-properties officeooo:rsid="019de76d" officeooo:paragraph-rsid="01e5a2db"/>
    </style:style>
    <style:style style:name="P6" style:family="paragraph" style:parent-style-name="Standard">
      <style:text-properties officeooo:paragraph-rsid="01e97c09"/>
    </style:style>
    <style:style style:name="P7" style:family="paragraph" style:parent-style-name="Standard">
      <style:text-properties officeooo:paragraph-rsid="01f53196"/>
    </style:style>
    <style:style style:name="P8" style:family="paragraph" style:parent-style-name="DefTop">
      <style:text-properties officeooo:rsid="019de76d" officeooo:paragraph-rsid="019de76d"/>
    </style:style>
    <style:style style:name="P9" style:family="paragraph" style:parent-style-name="DefTop">
      <style:text-properties officeooo:rsid="019e2fd0" officeooo:paragraph-rsid="019e2fd0"/>
    </style:style>
    <style:style style:name="P10" style:family="paragraph" style:parent-style-name="DefTop">
      <style:text-properties officeooo:paragraph-rsid="019e2fd0"/>
    </style:style>
    <style:style style:name="P11" style:family="paragraph" style:parent-style-name="DefTop">
      <style:text-properties officeooo:rsid="01a4c051" officeooo:paragraph-rsid="01b198d0"/>
    </style:style>
    <style:style style:name="P12" style:family="paragraph" style:parent-style-name="DefTop">
      <style:text-properties officeooo:rsid="01b625e9" officeooo:paragraph-rsid="01b625e9"/>
    </style:style>
    <style:style style:name="P13" style:family="paragraph" style:parent-style-name="DefTop">
      <style:text-properties officeooo:rsid="020bf9f2" officeooo:paragraph-rsid="020bf9f2"/>
    </style:style>
    <style:style style:name="P14" style:family="paragraph" style:parent-style-name="Standard" style:master-page-name="Standard">
      <style:paragraph-properties fo:text-align="end" style:justify-single-word="false" style:page-number="1"/>
    </style:style>
    <style:style style:name="P15" style:family="paragraph" style:parent-style-name="Standard" style:list-style-name="L1">
      <style:text-properties officeooo:rsid="019de76d" officeooo:paragraph-rsid="01ae2adc"/>
    </style:style>
    <style:style style:name="P16" style:family="paragraph" style:parent-style-name="Standard" style:list-style-name="L6">
      <style:text-properties officeooo:rsid="019de76d" officeooo:paragraph-rsid="01c62e41"/>
    </style:style>
    <style:style style:name="P17" style:family="paragraph" style:parent-style-name="Standard" style:list-style-name="L15">
      <style:text-properties officeooo:rsid="019de76d" officeooo:paragraph-rsid="01c62e41"/>
    </style:style>
    <style:style style:name="P18" style:family="paragraph" style:parent-style-name="Standard" style:list-style-name="L15">
      <style:text-properties officeooo:rsid="019de76d" officeooo:paragraph-rsid="01cfa39f"/>
    </style:style>
    <style:style style:name="P19" style:family="paragraph" style:parent-style-name="Standard" style:list-style-name="L16">
      <style:text-properties officeooo:rsid="019de76d" officeooo:paragraph-rsid="01d64987"/>
    </style:style>
    <style:style style:name="P20" style:family="paragraph" style:parent-style-name="Standard" style:list-style-name="L1">
      <style:text-properties officeooo:rsid="01b4cc9c" officeooo:paragraph-rsid="01ae2adc"/>
    </style:style>
    <style:style style:name="P21" style:family="paragraph" style:parent-style-name="Standard" style:list-style-name="L6">
      <style:text-properties officeooo:rsid="01b4cc9c" officeooo:paragraph-rsid="01c62e41"/>
    </style:style>
    <style:style style:name="P22" style:family="paragraph" style:parent-style-name="Standard" style:list-style-name="L1">
      <style:text-properties officeooo:rsid="01a0fa7a" officeooo:paragraph-rsid="01ae2adc"/>
    </style:style>
    <style:style style:name="P23" style:family="paragraph" style:parent-style-name="Standard" style:list-style-name="L1">
      <style:text-properties officeooo:rsid="01aae182" officeooo:paragraph-rsid="01ae2adc"/>
    </style:style>
    <style:style style:name="P24" style:family="paragraph" style:parent-style-name="Standard" style:list-style-name="L6">
      <style:text-properties officeooo:rsid="01aae182" officeooo:paragraph-rsid="01c62e41"/>
    </style:style>
    <style:style style:name="P25" style:family="paragraph" style:parent-style-name="Standard" style:list-style-name="L1">
      <style:text-properties officeooo:rsid="01a9c44d" officeooo:paragraph-rsid="01ae2adc"/>
    </style:style>
    <style:style style:name="P26" style:family="paragraph" style:parent-style-name="Standard" style:list-style-name="L6">
      <style:text-properties officeooo:rsid="01a9c44d" officeooo:paragraph-rsid="01c62e41"/>
    </style:style>
    <style:style style:name="P27" style:family="paragraph" style:parent-style-name="Standard" style:list-style-name="L1">
      <style:text-properties officeooo:rsid="01b625e9" officeooo:paragraph-rsid="01b625e9"/>
    </style:style>
    <style:style style:name="P28" style:family="paragraph" style:parent-style-name="Standard" style:list-style-name="L6">
      <style:text-properties officeooo:rsid="01b625e9" officeooo:paragraph-rsid="01c62e41"/>
    </style:style>
    <style:style style:name="P29" style:family="paragraph" style:parent-style-name="Standard" style:list-style-name="L3">
      <style:text-properties officeooo:rsid="01e5a2db" officeooo:paragraph-rsid="01e5a2db"/>
    </style:style>
    <style:style style:name="P30" style:family="paragraph" style:parent-style-name="Standard" style:list-style-name="L2">
      <style:text-properties officeooo:rsid="01e5a2db" officeooo:paragraph-rsid="01e5a2db"/>
    </style:style>
    <style:style style:name="P31" style:family="paragraph" style:parent-style-name="Standard" style:list-style-name="L4">
      <style:text-properties officeooo:rsid="01e5a2db" officeooo:paragraph-rsid="01e5a2db"/>
    </style:style>
    <style:style style:name="P32" style:family="paragraph" style:parent-style-name="Standard" style:list-style-name="L5">
      <style:text-properties officeooo:rsid="01e5a2db" officeooo:paragraph-rsid="01e5a2db"/>
    </style:style>
    <style:style style:name="P33" style:family="paragraph" style:parent-style-name="Standard" style:list-style-name="L8">
      <style:text-properties officeooo:rsid="01e5a2db" officeooo:paragraph-rsid="01e5a2db"/>
    </style:style>
    <style:style style:name="P34" style:family="paragraph" style:parent-style-name="Standard" style:list-style-name="L9">
      <style:text-properties officeooo:rsid="01e5a2db" officeooo:paragraph-rsid="01e5a2db"/>
    </style:style>
    <style:style style:name="P35" style:family="paragraph" style:parent-style-name="Standard" style:list-style-name="L17">
      <style:text-properties officeooo:rsid="01e5a2db" officeooo:paragraph-rsid="01e97c09"/>
    </style:style>
    <style:style style:name="P36" style:family="paragraph" style:parent-style-name="Standard" style:list-style-name="L7">
      <style:text-properties officeooo:rsid="01c62e41" officeooo:paragraph-rsid="01c62e41"/>
    </style:style>
    <style:style style:name="P37" style:family="paragraph" style:parent-style-name="Standard" style:list-style-name="L8">
      <style:text-properties officeooo:rsid="01c62e41" officeooo:paragraph-rsid="01c62e41"/>
    </style:style>
    <style:style style:name="P38" style:family="paragraph" style:parent-style-name="Standard" style:list-style-name="L8">
      <style:text-properties officeooo:rsid="01e72d70" officeooo:paragraph-rsid="01e72d70"/>
    </style:style>
    <style:style style:name="P39" style:family="paragraph" style:parent-style-name="Standard" style:list-style-name="L8">
      <style:text-properties officeooo:rsid="01e72d70" officeooo:paragraph-rsid="01f10223"/>
    </style:style>
    <style:style style:name="P40" style:family="paragraph" style:parent-style-name="Standard" style:list-style-name="L8">
      <style:text-properties officeooo:rsid="01f10223" officeooo:paragraph-rsid="01f10223"/>
    </style:style>
    <style:style style:name="P41" style:family="paragraph" style:parent-style-name="Standard" style:list-style-name="L9">
      <style:text-properties officeooo:rsid="01f10223" officeooo:paragraph-rsid="01f10223"/>
    </style:style>
    <style:style style:name="P42" style:family="paragraph" style:parent-style-name="Standard" style:list-style-name="L19">
      <style:text-properties officeooo:rsid="01f10223" officeooo:paragraph-rsid="01f10223"/>
    </style:style>
    <style:style style:name="P43" style:family="paragraph" style:parent-style-name="Standard" style:list-style-name="L9">
      <style:text-properties officeooo:rsid="01ee8737" officeooo:paragraph-rsid="01ee8737"/>
    </style:style>
    <style:style style:name="P44" style:family="paragraph" style:parent-style-name="Standard" style:list-style-name="L10">
      <style:text-properties officeooo:rsid="01c6c108" officeooo:paragraph-rsid="01c6c108"/>
    </style:style>
    <style:style style:name="P45" style:family="paragraph" style:parent-style-name="Standard" style:list-style-name="L11">
      <style:text-properties officeooo:rsid="01c6c108" officeooo:paragraph-rsid="01c6c108"/>
    </style:style>
    <style:style style:name="P46" style:family="paragraph" style:parent-style-name="Standard" style:list-style-name="L12">
      <style:text-properties officeooo:rsid="01c6c108" officeooo:paragraph-rsid="01c6c108"/>
    </style:style>
    <style:style style:name="P47" style:family="paragraph" style:parent-style-name="Standard" style:list-style-name="L10">
      <style:text-properties officeooo:rsid="01e7efc2" officeooo:paragraph-rsid="01e7efc2"/>
    </style:style>
    <style:style style:name="P48" style:family="paragraph" style:parent-style-name="Standard" style:list-style-name="L11">
      <style:text-properties officeooo:rsid="01e7efc2" officeooo:paragraph-rsid="01e7efc2"/>
    </style:style>
    <style:style style:name="P49" style:family="paragraph" style:parent-style-name="Standard" style:list-style-name="L12">
      <style:text-properties officeooo:rsid="01e7efc2" officeooo:paragraph-rsid="01e7efc2"/>
    </style:style>
    <style:style style:name="P50" style:family="paragraph" style:parent-style-name="Standard" style:list-style-name="L15">
      <style:text-properties officeooo:rsid="01e7efc2" officeooo:paragraph-rsid="01e7efc2"/>
    </style:style>
    <style:style style:name="P51" style:family="paragraph" style:parent-style-name="Standard" style:list-style-name="L13">
      <style:text-properties officeooo:rsid="01c6d2bb" officeooo:paragraph-rsid="01c6d2bb"/>
    </style:style>
    <style:style style:name="P52" style:family="paragraph" style:parent-style-name="Standard" style:list-style-name="L14">
      <style:text-properties officeooo:rsid="01c6d2bb" officeooo:paragraph-rsid="01c6d2bb"/>
    </style:style>
    <style:style style:name="P53" style:family="paragraph" style:parent-style-name="Standard" style:list-style-name="L6">
      <style:text-properties officeooo:rsid="01e97c09" officeooo:paragraph-rsid="01e97c09"/>
    </style:style>
    <style:style style:name="P54" style:family="paragraph" style:parent-style-name="Standard" style:list-style-name="L17">
      <style:text-properties officeooo:rsid="01e97c09" officeooo:paragraph-rsid="01e97c09"/>
    </style:style>
    <style:style style:name="P55" style:family="paragraph" style:parent-style-name="Standard" style:list-style-name="L18">
      <style:text-properties officeooo:rsid="01e97c09" officeooo:paragraph-rsid="01e97c09"/>
    </style:style>
    <style:style style:name="P56" style:family="paragraph" style:parent-style-name="Standard" style:list-style-name="L19">
      <style:text-properties officeooo:rsid="01e97c09" officeooo:paragraph-rsid="01e97c09"/>
    </style:style>
    <style:style style:name="P57" style:family="paragraph" style:parent-style-name="Standard" style:list-style-name="L17">
      <style:text-properties officeooo:rsid="01eb01c7" officeooo:paragraph-rsid="01eb01c7"/>
    </style:style>
    <style:style style:name="P58" style:family="paragraph" style:parent-style-name="Standard" style:list-style-name="L17">
      <style:text-properties officeooo:rsid="0201242f" officeooo:paragraph-rsid="0201242f"/>
    </style:style>
    <style:style style:name="P59" style:family="paragraph" style:parent-style-name="Standard" style:list-style-name="L20">
      <style:text-properties officeooo:rsid="01c92c16" officeooo:paragraph-rsid="01c92c16"/>
    </style:style>
    <style:style style:name="P60" style:family="paragraph" style:parent-style-name="Standard" style:list-style-name="L20">
      <style:text-properties officeooo:rsid="01c9dcb1" officeooo:paragraph-rsid="01c9dcb1"/>
    </style:style>
    <style:style style:name="P61" style:family="paragraph" style:parent-style-name="Standard" style:list-style-name="L21">
      <style:text-properties officeooo:rsid="01d17637" officeooo:paragraph-rsid="01d17637"/>
    </style:style>
    <style:style style:name="P62" style:family="paragraph" style:parent-style-name="Standard" style:list-style-name="L21">
      <style:text-properties officeooo:rsid="01d17637" officeooo:paragraph-rsid="01f53196"/>
    </style:style>
    <style:style style:name="P63" style:family="paragraph" style:parent-style-name="Standard" style:list-style-name="L21">
      <style:text-properties officeooo:rsid="01f53196" officeooo:paragraph-rsid="01f53196"/>
    </style:style>
    <style:style style:name="P64" style:family="paragraph" style:parent-style-name="Standard" style:list-style-name="L6" style:master-page-name="">
      <style:paragraph-properties style:page-number="auto" fo:keep-with-next="always"/>
      <style:text-properties officeooo:rsid="01a0fa7a" officeooo:paragraph-rsid="01c62e41"/>
    </style:style>
    <style:style style:name="P65" style:family="paragraph" style:parent-style-name="Standard" style:list-style-name="L11" style:master-page-name="">
      <style:paragraph-properties style:page-number="auto" fo:keep-with-next="always"/>
      <style:text-properties officeooo:rsid="01e7efc2" officeooo:paragraph-rsid="01e7efc2"/>
    </style:style>
    <style:style style:name="P66" style:family="paragraph" style:parent-style-name="Standard" style:list-style-name="L6" style:master-page-name="">
      <style:paragraph-properties style:page-number="auto" fo:keep-with-next="always"/>
      <style:text-properties officeooo:rsid="019de76d" officeooo:paragraph-rsid="01c62e41"/>
    </style:style>
    <style:style style:name="P67" style:family="paragraph" style:parent-style-name="Standard" style:list-style-name="L12">
      <style:paragraph-properties fo:keep-with-next="always"/>
      <style:text-properties officeooo:rsid="01c6c108" officeooo:paragraph-rsid="01c6c108"/>
    </style:style>
    <style:style style:name="P68" style:family="paragraph" style:parent-style-name="Heading_20_1">
      <style:text-properties officeooo:rsid="013827be" officeooo:paragraph-rsid="00dfd3d2"/>
    </style:style>
    <style:style style:name="P69" style:family="paragraph" style:parent-style-name="Heading_20_2">
      <style:text-properties officeooo:rsid="019de76d" officeooo:paragraph-rsid="019de76d"/>
    </style:style>
    <style:style style:name="P70" style:family="paragraph" style:parent-style-name="Heading_20_2">
      <style:text-properties officeooo:rsid="019de76d" officeooo:paragraph-rsid="01b625e9"/>
    </style:style>
    <style:style style:name="P71" style:family="paragraph" style:parent-style-name="Heading_20_2">
      <style:text-properties officeooo:rsid="019de76d" officeooo:paragraph-rsid="01c62e41"/>
    </style:style>
    <style:style style:name="P72" style:family="paragraph" style:parent-style-name="Heading_20_2">
      <style:text-properties officeooo:rsid="019e2fd0" officeooo:paragraph-rsid="019e2fd0"/>
    </style:style>
    <style:style style:name="P73" style:family="paragraph" style:parent-style-name="Heading_20_2">
      <style:text-properties officeooo:rsid="01a4c051" officeooo:paragraph-rsid="01b198d0"/>
    </style:style>
    <style:style style:name="P74" style:family="paragraph" style:parent-style-name="Heading_20_2">
      <style:text-properties officeooo:rsid="01b625e9" officeooo:paragraph-rsid="01b625e9"/>
    </style:style>
    <style:style style:name="P75" style:family="paragraph" style:parent-style-name="Heading_20_2" style:list-style-name="">
      <style:paragraph-properties fo:orphans="2" fo:widows="2"/>
      <style:text-properties officeooo:rsid="01e5a2db" officeooo:paragraph-rsid="01e5a2db"/>
    </style:style>
    <style:style style:name="P76" style:family="paragraph" style:parent-style-name="Heading_20_2" style:list-style-name="">
      <style:paragraph-properties fo:orphans="2" fo:widows="2"/>
      <style:text-properties officeooo:rsid="01c92c16" officeooo:paragraph-rsid="01c92c16"/>
    </style:style>
    <style:style style:name="P77" style:family="paragraph" style:parent-style-name="Heading_20_2">
      <style:text-properties officeooo:rsid="01d17637" officeooo:paragraph-rsid="01d17637"/>
    </style:style>
    <style:style style:name="P78" style:family="paragraph" style:parent-style-name="Heading_20_2">
      <style:text-properties officeooo:paragraph-rsid="01f76573"/>
    </style:style>
    <style:style style:name="P79" style:family="paragraph" style:parent-style-name="Heading_20_2">
      <style:paragraph-properties fo:break-before="page"/>
      <style:text-properties officeooo:rsid="01e5a2db" officeooo:paragraph-rsid="01e5a2db"/>
    </style:style>
    <style:style style:name="P80" style:family="paragraph" style:parent-style-name="Heading_20_2">
      <style:paragraph-properties fo:break-before="page"/>
      <style:text-properties officeooo:rsid="01c92c16" officeooo:paragraph-rsid="01c92c16"/>
    </style:style>
    <style:style style:name="P81" style:family="paragraph" style:parent-style-name="DefTop" style:list-style-name="L1">
      <style:text-properties officeooo:rsid="019de76d" officeooo:paragraph-rsid="01ae2adc"/>
    </style:style>
    <style:style style:name="P82" style:family="paragraph" style:parent-style-name="DefTop" style:list-style-name="L6">
      <style:text-properties officeooo:rsid="019de76d" officeooo:paragraph-rsid="01c62e41"/>
    </style:style>
    <style:style style:name="P83" style:family="paragraph" style:parent-style-name="DefTop" style:list-style-name="L2"/>
    <style:style style:name="P84" style:family="paragraph" style:parent-style-name="DefTop" style:list-style-name="L20">
      <style:text-properties officeooo:rsid="01c92c16" officeooo:paragraph-rsid="01c92c16"/>
    </style:style>
    <style:style style:name="P85" style:family="paragraph" style:parent-style-name="DefTop" style:list-style-name="L21">
      <style:text-properties officeooo:rsid="01d17637" officeooo:paragraph-rsid="01d17637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1731287"/>
    </style:style>
    <style:style style:name="T3" style:family="text">
      <style:text-properties officeooo:rsid="019e2fd0"/>
    </style:style>
    <style:style style:name="T4" style:family="text">
      <style:text-properties officeooo:rsid="01a2376b"/>
    </style:style>
    <style:style style:name="T5" style:family="text">
      <style:text-properties officeooo:rsid="01a67abf"/>
    </style:style>
    <style:style style:name="T6" style:family="text">
      <style:text-properties officeooo:rsid="01a7db3b"/>
    </style:style>
    <style:style style:name="T7" style:family="text">
      <style:text-properties officeooo:rsid="01acdc20"/>
    </style:style>
    <style:style style:name="T8" style:family="text">
      <style:text-properties officeooo:rsid="019de76d"/>
    </style:style>
    <style:style style:name="T9" style:family="text">
      <style:text-properties officeooo:rsid="01c38680"/>
    </style:style>
    <style:style style:name="T10" style:family="text">
      <style:text-properties officeooo:rsid="01b5c75d"/>
    </style:style>
    <style:style style:name="T11" style:family="text">
      <style:text-properties officeooo:rsid="01c62e41"/>
    </style:style>
    <style:style style:name="T12" style:family="text">
      <style:text-properties officeooo:rsid="01c6c108"/>
    </style:style>
    <style:style style:name="T13" style:family="text">
      <style:text-properties officeooo:rsid="01c6d2bb"/>
    </style:style>
    <style:style style:name="T14" style:family="text">
      <style:text-properties officeooo:rsid="01cdb6c3"/>
    </style:style>
    <style:style style:name="T15" style:family="text">
      <style:text-properties officeooo:rsid="01cfa39f"/>
    </style:style>
    <style:style style:name="T16" style:family="text">
      <style:text-properties officeooo:rsid="01d0d14f"/>
    </style:style>
    <style:style style:name="T17" style:family="text">
      <style:text-properties officeooo:rsid="01d10bfe"/>
    </style:style>
    <style:style style:name="T18" style:family="text">
      <style:text-properties officeooo:rsid="01d5bb22"/>
    </style:style>
    <style:style style:name="T19" style:family="text">
      <style:text-properties officeooo:rsid="01d64987"/>
    </style:style>
    <style:style style:name="T20" style:family="text">
      <style:text-properties officeooo:rsid="01dd9301"/>
    </style:style>
    <style:style style:name="T21" style:family="text">
      <style:text-properties officeooo:rsid="01e43585"/>
    </style:style>
    <style:style style:name="T22" style:family="text">
      <style:text-properties officeooo:rsid="01e5a2db"/>
    </style:style>
    <style:style style:name="T23" style:family="text">
      <style:text-properties officeooo:rsid="01ecf7f5"/>
    </style:style>
    <style:style style:name="T24" style:family="text">
      <style:text-properties officeooo:rsid="01f10223"/>
    </style:style>
    <style:style style:name="T25" style:family="text">
      <style:text-properties officeooo:rsid="01f1aa2b"/>
    </style:style>
    <style:style style:name="T26" style:family="text">
      <style:text-properties officeooo:rsid="01f25b87"/>
    </style:style>
    <style:style style:name="T27" style:family="text">
      <style:text-properties officeooo:rsid="01f2ae97"/>
    </style:style>
    <style:style style:name="T28" style:family="text">
      <style:text-properties officeooo:rsid="01f3a92b"/>
    </style:style>
    <style:style style:name="T29" style:family="text">
      <style:text-properties officeooo:rsid="01f410be"/>
    </style:style>
    <style:style style:name="T30" style:family="text">
      <style:text-properties officeooo:rsid="01f53196"/>
    </style:style>
    <style:style style:name="T31" style:family="text">
      <style:text-properties officeooo:rsid="01f6c349"/>
    </style:style>
    <style:style style:name="T32" style:family="text">
      <style:text-properties officeooo:rsid="02023af2"/>
    </style:style>
    <style:style style:name="T33" style:family="text">
      <style:text-properties officeooo:rsid="020831be"/>
    </style:style>
    <style:style style:name="T34" style:family="text">
      <style:text-properties officeooo:rsid="020bf9f2"/>
    </style:style>
    <style:style style:name="T35" style:family="text">
      <style:text-properties officeooo:rsid="020d385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Mike Hahn</text:span> – hahnbytes@gmail.com</text:p>
      <text:h text:style-name="P68" text:outline-level="1">Facelooks</text:h>
      <text:p text:style-name="P10"><text:a xlink:type="simple" xlink:href="http://treenimation.net/facelooks/index.html" text:style-name="Internet_20_link" text:visited-style-name="Visited_20_Internet_20_Link">Facelooks</text:a> <text:span text:style-name="T4">lets you manage your image collection, is </text:span>written in Python, and requires <text:span text:style-name="T32">a</text:span> free tool called Flask <text:span text:style-name="T32">(its database</text:span> <text:span text:style-name="T32">is SQLite which is bundled with Python).</text:span> <text:span text:style-name="T3">Facelooks is open source and web-based, yet almost all images are stored on the local hard drive. Facelooks' basic features let you navigate a tree of folders and image files using the arrow keys. Bottom-level folders let you display images in a grid. Clicking on the grid expands the image to full-screen.</text:span></text:p>
      <text:p text:style-name="P3"/>
      <text:h text:style-name="P69" text:outline-level="2">Advanced Features</text:h>
      <text:p text:style-name="P13">Features marked with asterisk (*) <text:span text:style-name="T35">no longer needed</text:span></text:p>
      <text:list xml:id="list8143014008914945152" text:style-name="L1">
        <text:list-item>
          <text:p text:style-name="P81">Play videos</text:p>
        </text:list-item>
        <text:list-item>
          <text:p text:style-name="P15">Combine up to 3 images on one slide</text:p>
        </text:list-item>
        <text:list-item>
          <text:p text:style-name="P20">Modify image ordering in grid</text:p>
        </text:list-item>
        <text:list-item>
          <text:p text:style-name="P15">Access bookmark list</text:p>
        </text:list-item>
        <text:list-item>
          <text:p text:style-name="P22">Tag images</text:p>
        </text:list-item>
        <text:list-item>
          <text:p text:style-name="P15">* Crop images</text:p>
        </text:list-item>
        <text:list-item>
          <text:p text:style-name="P23">Magnify images (zoom in)</text:p>
        </text:list-item>
        <text:list-item>
          <text:p text:style-name="P25"><text:span text:style-name="T10">* Post in</text:span> user forum</text:p>
        </text:list-item>
        <text:list-item>
          <text:p text:style-name="P15">Use URL builder to access <text:span text:style-name="T9">web addresses which contain facelooker name</text:span></text:p>
        </text:list-item>
        <text:list-item>
          <text:p text:style-name="P23"><text:span text:style-name="T8">Use URL builder to </text:span>step through a numbered list of images</text:p>
        </text:list-item>
        <text:list-item>
          <text:p text:style-name="P27">* Share folders and images using Dropbox</text:p>
        </text:list-item>
      </text:list>
      <text:p text:style-name="P2"/>
      <text:h text:style-name="P70" text:outline-level="2">Slide-Handler</text:h>
      <text:p text:style-name="P8">Up to 3 images displayed side-by-side. Clicking on <text:span text:style-name="T22">any</text:span> of the <text:span text:style-name="T22">3</text:span> images removes it. Clicking on white space <text:span text:style-name="T2">toggles the</text:span> display <text:span text:style-name="T2">of</text:span> a gray rectangle. Whenever a gray rectangle has been activated (displayed), and then an image other than the current slide is displayed and clicked on, the current slide is displayed and the image clicked on <text:span text:style-name="T23">re</text:span>places the gray rectangle.</text:p>
      <text:p text:style-name="P2"/>
      <text:h text:style-name="P72" text:outline-level="2">Hybrid Folders</text:h>
      <text:p text:style-name="P9">Folder names ending with an underscore (hybrid folders) are treated differently from bottom-level folders. When a hybrid folder is activated, an image grid is displayed. Each image corresponds to the first image contained in each of the sub-folders of the hybrid folder.</text:p>
      <text:p text:style-name="P2"/>
      <text:h text:style-name="P73" text:outline-level="2"><text:span text:style-name="T7">Facelooker</text:span> Names</text:h>
      <text:p text:style-name="P11"><text:span text:style-name="T5">A</text:span> <text:span text:style-name="T7">facelooker is a </text:span>person who is the subject of an image included in a user's <text:span text:style-name="T7">i</text:span>mage <text:span text:style-name="T7">c</text:span>ollection. <text:span text:style-name="T7">Facelooker</text:span> folder names consist of the <text:span text:style-name="T7">facelooker</text:span>'s first and last names, separated by an underscore character. All hyphens and spaces in that name are replaced with underscores, and only letters and apostrophe characters are allowed. Every <text:span text:style-name="T7">facelooker</text:span> folder name can have an optional prefix, consisting of <text:span text:style-name="T20">digits followed by an</text:span> underscore, <text:span text:style-name="T6">as well as an optional suffix preceded by 2 underscores. The suffix can contain arbitrary text.</text:span></text:p>
      <text:p text:style-name="Standard"/>
      <text:h text:style-name="P74" text:outline-level="2">Image Sharing</text:h>
      <text:p text:style-name="P12">Web surfers can search the Facelooks database of image meta-data, and then use Dropbox to access shared folders and images. <text:span text:style-name="T33">Us</text:span>ers can easily incorporate images of other <text:span text:style-name="T33">us</text:span>ers into their own image collections. Folders/images can be shared with just subsets of followers, or everyone.</text:p>
      <text:h text:style-name="P75" text:outline-level="2"/>
      <text:h text:style-name="P79" text:outline-level="2">Basic Features</text:h>
      <text:list xml:id="list788948043676416200" text:style-name="L2">
        <text:list-item>
          <text:p text:style-name="P83">Folder List</text:p>
        </text:list-item>
      </text:list>
      <text:list xml:id="list1796631039044206029" text:style-name="L3">
        <text:list-item>
          <text:list>
            <text:list-item>
              <text:p text:style-name="P29">Left/Right: select</text:p>
            </text:list-item>
            <text:list-item>
              <text:p text:style-name="P29">Up: parent folder list</text:p>
            </text:list-item>
            <text:list-item>
              <text:p text:style-name="P29">Down/Enter: grid</text:p>
            </text:list-item>
            <text:list-item>
              <text:p text:style-name="P29">Click: grid</text:p>
            </text:list-item>
          </text:list>
        </text:list-item>
      </text:list>
      <text:list xml:id="list43449965879198" text:continue-list="list788948043676416200" text:style-name="L2">
        <text:list-item>
          <text:p text:style-name="P30">Grid of Images</text:p>
        </text:list-item>
      </text:list>
      <text:list xml:id="list1295556391315139891" text:style-name="L4">
        <text:list-item>
          <text:list>
            <text:list-item>
              <text:p text:style-name="P31">Left/Right: previous/next grid</text:p>
            </text:list-item>
            <text:list-item>
              <text:p text:style-name="P31">Up: folder list</text:p>
            </text:list-item>
            <text:list-item>
              <text:p text:style-name="P31">Down/Enter: mono (current image)</text:p>
            </text:list-item>
            <text:list-item>
              <text:p text:style-name="P31">Click: mono</text:p>
            </text:list-item>
          </text:list>
        </text:list-item>
      </text:list>
      <text:list xml:id="list43450020892764" text:continue-list="list43449965879198" text:style-name="L2">
        <text:list-item>
          <text:p text:style-name="P30">Mono Image</text:p>
        </text:list-item>
      </text:list>
      <text:list xml:id="list5662109088109004197" text:style-name="L5">
        <text:list-item>
          <text:list>
            <text:list-item>
              <text:p text:style-name="P32">Single image</text:p>
            </text:list-item>
            <text:list-item>
              <text:p text:style-name="P32">Left/Right: previous/next image</text:p>
            </text:list-item>
            <text:list-item>
              <text:p text:style-name="P32">Up: grid</text:p>
            </text:list-item>
            <text:list-item>
              <text:p text:style-name="P32">Click: grid + current image</text:p>
            </text:list-item>
          </text:list>
        </text:list-item>
      </text:list>
      <text:p text:style-name="P5"/>
      <text:h text:style-name="P71" text:outline-level="2">Advanced Features <text:span text:style-name="T11">in Detail</text:span></text:h>
      <text:list xml:id="list3743549539279461225" text:style-name="L6">
        <text:list-item>
          <text:p text:style-name="P82">Play videos</text:p>
        </text:list-item>
      </text:list>
      <text:list xml:id="list5897706816100896807" text:style-name="L7">
        <text:list-item>
          <text:list>
            <text:list-item>
              <text:p text:style-name="P36">WAV, MPEG, ...</text:p>
            </text:list-item>
            <text:list-item>
              <text:p text:style-name="P36">local or URL</text:p>
            </text:list-item>
          </text:list>
        </text:list-item>
      </text:list>
      <text:list xml:id="list43449986901085" text:continue-list="list3743549539279461225" text:style-name="L6">
        <text:list-item>
          <text:p text:style-name="P16">Combine up to 3 images on one slide</text:p>
        </text:list-item>
      </text:list>
      <text:list xml:id="list88576397968677608" text:style-name="L8">
        <text:list-item>
          <text:list>
            <text:list-item>
              <text:p text:style-name="P37">file name<text:span text:style-name="T26">s</text:span>: slides.arr, <text:span text:style-name="T26">zoom.arr (in each folder containing a slide show)</text:span></text:p>
            </text:list-item>
            <text:list-item>
              <text:p text:style-name="P37">sample contents: [3, <text:span text:style-name="T12">8</text:span>, 2, -1, 7, -1, 14, 5, -1], <text:span text:style-name="T26">[0, -1, 2, -1, 0, -1, 3, 0, -1]</text:span></text:p>
            </text:list-item>
            <text:list-item>
              <text:p text:style-name="P37">slide terminator = -1</text:p>
            </text:list-item>
            <text:list-item>
              <text:p text:style-name="P37">omit square brackets and white space in .arr file<text:span text:style-name="T28">s</text:span></text:p>
            </text:list-item>
            <text:list-item>
              <text:p text:style-name="P33">slide show mode:</text:p>
              <text:list>
                <text:list-item>
                  <text:p text:style-name="P33">Left/Right: previous/next slide</text:p>
                </text:list-item>
                <text:list-item>
                  <text:p text:style-name="P38">Up/Down: insert/delete slide</text:p>
                </text:list-item>
                <text:list-item>
                  <text:p text:style-name="P39">Click (image): <text:span text:style-name="T24">maximize height (zoom = 0)</text:span></text:p>
                </text:list-item>
                <text:list-item>
                  <text:p text:style-name="P39"><text:span text:style-name="T24">Click again: </text:span>remove from slide</text:p>
                </text:list-item>
                <text:list-item>
                  <text:p text:style-name="P38">Click (off image): toggle slide edit mode (gray on/off)</text:p>
                </text:list-item>
                <text:list-item>
                  <text:p text:style-name="P40">Press +, - : adjust <text:span text:style-name="T26">zoom level (0, 1, 2, ...)</text:span> of maximized image</text:p>
                </text:list-item>
                <text:list-item>
                  <text:p text:style-name="P38">'S': grid</text:p>
                </text:list-item>
                <text:list-item>
                  <text:p text:style-name="P38">'S' (grid): slide show</text:p>
                </text:list-item>
              </text:list>
            </text:list-item>
            <text:list-item>
              <text:p text:style-name="P38">slide edit mode:</text:p>
              <text:list>
                <text:list-item>
                  <text:p text:style-name="P38">Click (grid): slide show</text:p>
                </text:list-item>
                <text:list-item>
                  <text:p text:style-name="P40">Insert image in current slide</text:p>
                </text:list-item>
              </text:list>
            </text:list-item>
          </text:list>
        </text:list-item>
      </text:list>
      <text:list xml:id="list43450574885474" text:continue-list="list43449986901085" text:style-name="L6">
        <text:list-item>
          <text:p text:style-name="P21">Modify image ordering in grid</text:p>
        </text:list-item>
      </text:list>
      <text:list xml:id="list5811653117067031526" text:style-name="L9">
        <text:list-item>
          <text:list>
            <text:list-item>
              <text:p text:style-name="P34">Click (mono): grid + current image</text:p>
            </text:list-item>
            <text:list-item>
              <text:p text:style-name="P41">Selected image(s): green border(s)</text:p>
            </text:list-item>
            <text:list-item>
              <text:p text:style-name="P34">Left/Right: move current image</text:p>
            </text:list-item>
            <text:list-item>
              <text:p text:style-name="P34">Click: select current image</text:p>
            </text:list-item>
            <text:list-item>
              <text:p text:style-name="P43">Ctrl+Click: toggle selection (multi-select)</text:p>
            </text:list-item>
            <text:list-item>
              <text:p text:style-name="P43">Shift+Click: select range of images</text:p>
            </text:list-item>
            <text:list-item>
              <text:p text:style-name="P34">Click (current image): grid</text:p>
            </text:list-item>
            <text:list-item>
              <text:p text:style-name="P34">XCVDRI: cut, copy, paste, delete, rename, inappropriate content</text:p>
            </text:list-item>
          </text:list>
        </text:list-item>
      </text:list>
      <text:list xml:id="list43450579868866" text:continue-list="list43450574885474" text:style-name="L6">
        <text:list-item>
          <text:p text:style-name="P16">Access bookmark list</text:p>
        </text:list-item>
      </text:list>
      <text:list xml:id="list5997963997957958265" text:style-name="L10">
        <text:list-item>
          <text:list>
            <text:list-item>
              <text:p text:style-name="P44">bookmark images <text:span text:style-name="T26">in bookmark.lst</text:span></text:p>
            </text:list-item>
            <text:list-item>
              <text:p text:style-name="P44">allow nested bookmark categories <text:span text:style-name="T17">(folders on hard drive)</text:span></text:p>
            </text:list-item>
            <text:list-item>
              <text:p text:style-name="P47">'B' (mono): bookmark image</text:p>
            </text:list-item>
            <text:list-item>
              <text:p text:style-name="P47">'B' (grid): edit bookmarks</text:p>
            </text:list-item>
          </text:list>
        </text:list-item>
      </text:list>
      <text:list xml:id="list43450304411094" text:continue-list="list43450579868866" text:style-name="L6">
        <text:list-item>
          <text:p text:style-name="P64"><text:soft-page-break/>Tag images</text:p>
        </text:list-item>
      </text:list>
      <text:list xml:id="list914829270740092461" text:style-name="L11">
        <text:list-item>
          <text:list>
            <text:list-item>
              <text:p text:style-name="P45">see next section: Tag Database</text:p>
            </text:list-item>
            <text:list-item>
              <text:p text:style-name="P45">need search dialog box</text:p>
            </text:list-item>
            <text:list-item>
              <text:p text:style-name="P65">'T' (mono): edit tags</text:p>
            </text:list-item>
            <text:list-item>
              <text:p text:style-name="P48">'T' (grid): search tags</text:p>
            </text:list-item>
          </text:list>
        </text:list-item>
      </text:list>
      <text:list xml:id="list43450129694112" text:continue-list="list43450304411094" text:style-name="L6">
        <text:list-item>
          <text:p text:style-name="P66">Crop images</text:p>
        </text:list-item>
      </text:list>
      <text:list xml:id="list2495346681069605257" text:style-name="L12">
        <text:list-item>
          <text:list>
            <text:list-item>
              <text:p text:style-name="P67">drag and Enter</text:p>
            </text:list-item>
            <text:list-item>
              <text:p text:style-name="P46">crop is permanent after pressing Enter</text:p>
            </text:list-item>
            <text:list-item>
              <text:p text:style-name="P49">'K' (mono): toggle crop</text:p>
            </text:list-item>
          </text:list>
        </text:list-item>
      </text:list>
      <text:list xml:id="list43449573384288" text:continue-list="list43450129694112" text:style-name="L6">
        <text:list-item>
          <text:p text:style-name="P24">Magnify images (zoom in)</text:p>
        </text:list-item>
      </text:list>
      <text:list xml:id="list1749956262240080129" text:style-name="L13">
        <text:list-item>
          <text:list>
            <text:list-item>
              <text:p text:style-name="P51">press +, -, 0</text:p>
            </text:list-item>
            <text:list-item>
              <text:p text:style-name="P51">zoom in, zoom out, <text:span text:style-name="T27">toggle maximize/normal</text:span></text:p>
            </text:list-item>
            <text:list-item>
              <text:p text:style-name="P51">zoom factor = 1.174 (cube root of golden mean)</text:p>
            </text:list-item>
            <text:list-item>
              <text:p text:style-name="P51">all zoom factors cancelled when user leaves current facelooker folder</text:p>
            </text:list-item>
          </text:list>
        </text:list-item>
      </text:list>
      <text:list xml:id="list43451009031244" text:continue-list="list43449573384288" text:style-name="L6">
        <text:list-item>
          <text:p text:style-name="P26"><text:span text:style-name="T10">Post in</text:span> user forum</text:p>
        </text:list-item>
      </text:list>
      <text:list xml:id="list5036026354372198967" text:style-name="L14">
        <text:list-item>
          <text:list>
            <text:list-item>
              <text:p text:style-name="P52">moderation is crowd-sourced</text:p>
            </text:list-item>
          </text:list>
        </text:list-item>
      </text:list>
      <text:list xml:id="list43449534500575" text:continue-list="list43451009031244" text:style-name="L6">
        <text:list-item>
          <text:p text:style-name="P16">Use <text:span text:style-name="T19">External </text:span>URL <text:span text:style-name="T19">B</text:span>uilder to access <text:span text:style-name="T9">web addresses which contain facelooker name</text:span></text:p>
        </text:list-item>
      </text:list>
      <text:list xml:id="list499810270766365498" text:style-name="L15">
        <text:list-item>
          <text:list>
            <text:list-item>
              <text:p text:style-name="P50">'<text:span text:style-name="T25">U</text:span>': display URL list</text:p>
            </text:list-item>
            <text:list-item>
              <text:p text:style-name="P50"><text:span text:style-name="T25">'W'</text:span>: <text:span text:style-name="T8">URL Builder </text:span>dialog boxes</text:p>
            </text:list-item>
            <text:list-item>
              <text:p text:style-name="P17">%<text:span text:style-name="T21">s - facelooker name</text:span></text:p>
            </text:list-item>
            <text:list-item>
              <text:p text:style-name="P17">%<text:span text:style-name="T13">f - first name</text:span></text:p>
            </text:list-item>
            <text:list-item>
              <text:p text:style-name="P17">%<text:span text:style-name="T13">c - first letter of first name</text:span></text:p>
            </text:list-item>
            <text:list-item>
              <text:p text:style-name="P17">%<text:span text:style-name="T13">u0 - all caps</text:span></text:p>
            </text:list-item>
            <text:list-item>
              <text:p text:style-name="P17">%<text:span text:style-name="T13">u1 - capitalize first letter of each word</text:span></text:p>
            </text:list-item>
            <text:list-item>
              <text:p text:style-name="P18">%<text:span text:style-name="T14">xc - replace underscores with c</text:span></text:p>
            </text:list-item>
            <text:list-item>
              <text:p text:style-name="P18">%<text:span text:style-name="T14">xx - omit underscores</text:span></text:p>
            </text:list-item>
            <text:list-item>
              <text:p text:style-name="P18">%<text:span text:style-name="T15">ac - replace apostrophes with c</text:span></text:p>
            </text:list-item>
            <text:list-item>
              <text:p text:style-name="P18">%<text:span text:style-name="T15">ax - omit apostrophes</text:span></text:p>
            </text:list-item>
            <text:list-item>
              <text:p text:style-name="P17">%% - <text:span text:style-name="T13">insert percent char.</text:span></text:p>
            </text:list-item>
          </text:list>
        </text:list-item>
      </text:list>
      <text:list xml:id="list43451442586182" text:continue-list="list43449534500575" text:style-name="L6">
        <text:list-item>
          <text:p text:style-name="P24"><text:span text:style-name="T8">Use Multi URL Builder to insert</text:span> a numbered list of images</text:p>
        </text:list-item>
      </text:list>
      <text:list xml:id="list2382885640575635854" text:style-name="L16">
        <text:list-item>
          <text:list>
            <text:list-item>
              <text:p text:style-name="P19">%<text:span text:style-name="T13">16 - 01 thru 16 (or any 2-digit number)</text:span></text:p>
            </text:list-item>
            <text:list-item>
              <text:p text:style-name="P19">%<text:span text:style-name="T13">dn - n digits (default = 2)</text:span></text:p>
            </text:list-item>
            <text:list-item>
              <text:p text:style-name="P19">%<text:span text:style-name="T13">z - zero based (00 thru 15)</text:span></text:p>
            </text:list-item>
            <text:list-item>
              <text:p text:style-name="P19">%<text:span text:style-name="T16">y - omit leading zeros</text:span></text:p>
            </text:list-item>
            <text:list-item>
              <text:p text:style-name="P19">%% - <text:span text:style-name="T13">insert percent char.</text:span></text:p>
            </text:list-item>
          </text:list>
        </text:list-item>
      </text:list>
      <text:list xml:id="list43450274953067" text:continue-list="list43451442586182" text:style-name="L6">
        <text:list-item>
          <text:p text:style-name="P28">Share folders and images using Dropbox</text:p>
        </text:list-item>
        <text:list-item>
          <text:p text:style-name="P53">Folder List</text:p>
        </text:list-item>
      </text:list>
      <text:list xml:id="list1385524972597062934" text:style-name="L17">
        <text:list-item>
          <text:list>
            <text:list-item>
              <text:p text:style-name="P57">Buttons:</text:p>
              <text:list>
                <text:list-item>
                  <text:p text:style-name="P54">Sync</text:p>
                </text:list-item>
                <text:list-item>
                  <text:p text:style-name="P54">Forum</text:p>
                </text:list-item>
                <text:list-item>
                  <text:p text:style-name="P54">Share</text:p>
                </text:list-item>
                <text:list-item>
                  <text:p text:style-name="P58">Clear All</text:p>
                </text:list-item>
              </text:list>
            </text:list-item>
            <text:list-item>
              <text:p text:style-name="P58">checkbox next to each folder name</text:p>
            </text:list-item>
            <text:list-item>
              <text:p text:style-name="P35">XCVDRI: cut, copy, paste, delete, rename, inappropriate content</text:p>
            </text:list-item>
          </text:list>
        </text:list-item>
      </text:list>
      <text:list xml:id="list43451607393842" text:continue-list="list43450274953067" text:style-name="L6">
        <text:list-item>
          <text:p text:style-name="P53">Undo/Redo</text:p>
        </text:list-item>
      </text:list>
      <text:list xml:id="list342162497193233312" text:style-name="L18">
        <text:list-item>
          <text:list>
            <text:list-item>
              <text:p text:style-name="P55">'Z', 'Y'</text:p>
            </text:list-item>
          </text:list>
        </text:list-item>
      </text:list>
      <text:list xml:id="list43449649650078" text:continue-list="list43451607393842" text:style-name="L6">
        <text:list-item>
          <text:p text:style-name="P53">Help</text:p>
        </text:list-item>
      </text:list>
      <text:list xml:id="list3629787242934040473" text:style-name="L19">
        <text:list-item>
          <text:list>
            <text:list-item>
              <text:p text:style-name="P56">'H', F1: toggle menu</text:p>
            </text:list-item>
            <text:list-item>
              <text:p text:style-name="P42">Menu: H Z Y X C V D R I S B T K U W + - 0</text:p>
            </text:list-item>
          </text:list>
        </text:list-item>
      </text:list>
      <text:p text:style-name="P6"/>
      <text:h text:style-name="P76" text:outline-level="2"/>
      <text:h text:style-name="P80" text:outline-level="2">Tag Database</text:h>
      <text:list xml:id="list8399807348665014248" text:style-name="L20">
        <text:list-item>
          <text:p text:style-name="P84">DirTab: dirid, parid, dirname, <text:span text:style-name="T30">isdel</text:span></text:p>
        </text:list-item>
        <text:list-item>
          <text:p text:style-name="P59">ImgTab: imgid, dirid, filename, <text:span text:style-name="T34">nextid</text:span>, <text:span text:style-name="T18">isurl, isvid, isdel</text:span></text:p>
        </text:list-item>
        <text:list-item>
          <text:p text:style-name="P60">Tag<text:span text:style-name="T34">Mast</text:span>: tagid, tagname, <text:span text:style-name="T34">isdel</text:span></text:p>
        </text:list-item>
        <text:list-item>
          <text:p text:style-name="P60">TagTab: imgid, tagid (0 for no-name tag), desc, <text:span text:style-name="T34">isdel</text:span></text:p>
        </text:list-item>
      </text:list>
      <text:p text:style-name="P7"/>
      <text:h text:style-name="P77" text:outline-level="2">Sync Image Folder</text:h>
      <text:list xml:id="list5533515246143494070" text:style-name="L21">
        <text:list-item>
          <text:p text:style-name="P85">for all image/video files not in database:</text:p>
          <text:list>
            <text:list-item>
              <text:p text:style-name="P61">add to database</text:p>
            </text:list-item>
          </text:list>
        </text:list-item>
        <text:list-item>
          <text:p text:style-name="P61">for all images/videos in database not in folder:</text:p>
          <text:list>
            <text:list-item>
              <text:p text:style-name="P61">remove from slides.arr</text:p>
            </text:list-item>
            <text:list-item>
              <text:p text:style-name="P61">recursively remove from <text:span text:style-name="T29">bookmark.lst</text:span> files in bookmark tree</text:p>
            </text:list-item>
            <text:list-item>
              <text:p text:style-name="P61">delete image (or video) record</text:p>
            </text:list-item>
          </text:list>
        </text:list-item>
        <text:list-item>
          <text:p text:style-name="P63">for all images where isdel = Y</text:p>
          <text:list>
            <text:list-item>
              <text:p text:style-name="P63">delete them</text:p>
            </text:list-item>
          </text:list>
        </text:list-item>
        <text:list-item>
          <text:p text:style-name="P63">for all folders where isdel = Y</text:p>
          <text:list>
            <text:list-item>
              <text:p text:style-name="P63">delete them</text:p>
            </text:list-item>
            <text:list-item>
              <text:p text:style-name="P63">only upon Facelooks being shut down, or <text:span text:style-name="T31">upon sync of parent</text:span></text:p>
            </text:list-item>
          </text:list>
        </text:list-item>
        <text:list-item>
          <text:p text:style-name="P62">if recursive checkbox is checked:</text:p>
          <text:list>
            <text:list-item>
              <text:p text:style-name="P61">warn user that you cannot undo this operation</text:p>
            </text:list-item>
            <text:list-item>
              <text:p text:style-name="P61">process current folder and all of its sub-folders</text:p>
            </text:list-item>
          </text:list>
        </text:list-item>
        <text:list-item>
          <text:p text:style-name="P61">otherwise:</text:p>
          <text:list>
            <text:list-item>
              <text:p text:style-name="P61">enable user to undo sync operation if desired</text:p>
            </text:list-item>
          </text:list>
        </text:list-item>
      </text:list>
      <text:p text:style-name="P4"/>
      <text:h text:style-name="P7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1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 draw:opacity="100%"/>
      <style:paragraph-properties fo:orphans="2" fo:widows="2" fo:background-color="#ffffff" style:writing-mode="lr-tb"/>
      <style:text-properties fo:color="#222222" style:font-name="Arial" fo:font-family="Arial" style:font-family-generic="swiss" style:font-pitch="variable" fo:font-size="10pt" fo:language="en" fo:country="CA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text-properties fo:font-size="12pt" fo:font-weight="bold" style:font-size-asian="12pt" style:font-weight-asian="bold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835in" loext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402in" fo:margin-right="0in" fo:margin-top="0in" fo:margin-bottom="0.0835in" loext:contextual-spacing="false" fo:text-indent="0in" style:auto-text-indent="false"/>
    </style:style>
    <style:style style:name="Normal_20__28_Web_29_" style:display-name="Normal (Web)" style:family="paragraph" style:parent-style-name="Standard">
      <loext:graphic-properties draw:fill="none" draw:fill-color="#cfe7f5"/>
      <style:paragraph-properties fo:margin-top="0.1945in" fo:margin-bottom="0.1945in" loext:contextual-spacing="false" fo:background-color="transparent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fTop" style:family="paragraph" style:parent-style-name="Standard" style:class="text" style:master-page-name="">
      <style:paragraph-properties fo:margin-top="0.0799in" fo:margin-bottom="0in" loext:contextual-spacing="false" style:page-numb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fo:color="#222222" style:font-name="Arial" fo:font-family="Arial" style:font-family-generic="swiss" style:font-pitch="variable" fo:font-size="16pt" fo:font-weight="bold" fo:background-color="#ffffff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/>
    </style:style>
    <style:style style:name="Heading_20_2_20_Char" style:display-name="Heading 2 Char" style:family="text">
      <style:text-properties fo:color="#222222" style:font-name="Arial" fo:font-family="Arial" style:font-family-generic="swiss" style:font-pitch="variable" fo:font-size="12pt" fo:font-weight="bold" fo:background-color="#ffffff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Header_20_Char" style:display-name="Header Char" style:family="text">
      <style:text-properties fo:color="#222222" style:font-name="Arial" fo:font-family="Arial" style:font-family-generic="swiss" style:font-pitch="variable" fo:font-size="10pt" fo:background-color="#ffffff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Footer_20_Char" style:display-name="Footer Char" style:family="text">
      <style:text-properties fo:color="#222222" style:font-name="Arial" fo:font-family="Arial" style:font-family-generic="swiss" style:font-pitch="variable" fo:font-size="10pt" fo:background-color="#ffffff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Balloon_20_Text_20_Char" style:display-name="Balloon Text Char" style:family="text">
      <style:text-properties fo:color="#222222" style:font-name="Tahoma" fo:font-family="Tahoma" style:font-family-generic="swiss" style:font-pitch="variable" fo:font-size="8pt" fo:background-color="#ffffff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1baa5b1" officeooo:paragraph-rsid="01baa5b1"/>
    </style:style>
    <style:page-layout style:name="Mpm1">
      <style:page-layout-properties fo:page-width="8.5in" fo:page-height="11in" style:num-format="1" style:print-orientation="portrait" fo:margin-top="0.75in" fo:margin-bottom="0.4902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Hahn</meta:initial-creator>
    <meta:creation-date>2014-01-22T19:10:00</meta:creation-date>
    <dc:creator>Mike Hahn</dc:creator>
    <dc:date>2016-11-08T04:34:49.428580435</dc:date>
    <meta:print-date>2016-06-27T09:22:51.292053461</meta:print-date>
    <meta:editing-cycles>900</meta:editing-cycles>
    <meta:editing-duration>P2DT15H37M36S</meta:editing-duration>
    <meta:generator>LibreOffice/5.1.4.2$Linux_X86_64 LibreOffice_project/10m0$Build-2</meta:generator>
    <meta:printed-by>Mike Hahn</meta:printed-by>
    <meta:document-statistic meta:table-count="0" meta:image-count="0" meta:object-count="0" meta:page-count="4" meta:paragraph-count="147" meta:word-count="1131" meta:character-count="6055" meta:non-whitespace-character-count="5199"/>
    <meta:user-defined meta:name="Info 1"/>
    <meta:user-defined meta:name="Info 2"/>
    <meta:user-defined meta:name="Info 3"/>
    <meta:user-defined meta:name="Info 4"/>
  </office:meta>
</office:document-meta>
</file>